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10000020C2602F1DC039B489C.png" manifest:media-type="image/png"/>
  <manifest:file-entry manifest:full-path="Pictures/1000B4CB0000459400003632F7451CF1CBE4251E.svg" manifest:media-type="image/svg+xml"/>
  <manifest:file-entry manifest:full-path="Pictures/10000001000003310000020CABCF36C6B21AE4BD.png" manifest:media-type="image/png"/>
  <manifest:file-entry manifest:full-path="Pictures/10000001000003310000020CBFA94322DBE28EAD.png" manifest:media-type="image/png"/>
  <manifest:file-entry manifest:full-path="Pictures/100082C400005476000036319743CD525DFD1C1C.svg" manifest:media-type="image/svg+xml"/>
  <manifest:file-entry manifest:full-path="Pictures/100083E000005476000036319790F5AFBF6F8816.svg" manifest:media-type="image/svg+xml"/>
  <manifest:file-entry manifest:full-path="Pictures/10000001000003E8000001F48D377C1CEE3CC87B.png" manifest:media-type="image/png"/>
  <manifest:file-entry manifest:full-path="Pictures/100095590000772A00003BA2831C39F9F8AB66E1.svg" manifest:media-type="image/svg+xml"/>
  <manifest:file-entry manifest:full-path="Pictures/10000001000003290000020C8D123DB484413E1F.png" manifest:media-type="image/png"/>
  <manifest:file-entry manifest:full-path="Pictures/1000A6F60000539600003631BB193D66675153C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3cm" svg:height="10cm" svg:x="19.8cm" svg:y="0cm">
          <draw:image xlink:href="Pictures/1000A6F60000539600003631BB193D66675153CD.svg" xlink:type="simple" xlink:show="embed" xlink:actuate="onLoad" draw:mime-type="image/svg+xml">
            <text:p/>
          </draw:image>
          <draw:image xlink:href="Pictures/10000001000003290000020C8D123DB484413E1F.png" xlink:type="simple" xlink:show="embed" xlink:actuate="onLoad" draw:mime-type="image/png"/>
        </draw:frame>
        <draw:frame draw:style-name="gr1" draw:text-style-name="P1" draw:layer="layout" svg:width="19.98cm" svg:height="10cm" svg:x="0.001cm" svg:y="0cm">
          <draw:image xlink:href="Pictures/100095590000772A00003BA2831C39F9F8AB66E1.svg" xlink:type="simple" xlink:show="embed" xlink:actuate="onLoad" draw:mime-type="image/svg+xml">
            <text:p/>
          </draw:image>
          <draw:image xlink:href="Pictures/10000001000003E8000001F48D377C1CEE3CC87B.png" xlink:type="simple" xlink:show="embed" xlink:actuate="onLoad" draw:mime-type="image/png"/>
        </draw:frame>
        <draw:frame draw:style-name="gr1" draw:text-style-name="P1" draw:layer="layout" svg:width="12cm" svg:height="7.68cm" svg:x="12.25cm" svg:y="10.82cm">
          <draw:image xlink:href="Pictures/100083E000005476000036319790F5AFBF6F8816.svg" xlink:type="simple" xlink:show="embed" xlink:actuate="onLoad" draw:mime-type="image/svg+xml">
            <text:p/>
          </draw:image>
          <draw:image xlink:href="Pictures/10000001000003310000020CBFA94322DBE28EAD.png" xlink:type="simple" xlink:show="embed" xlink:actuate="onLoad" draw:mime-type="image/png"/>
        </draw:frame>
        <draw:frame draw:style-name="gr1" draw:text-style-name="P1" draw:layer="layout" svg:width="12cm" svg:height="7.69cm" svg:x="0.25cm" svg:y="10.81cm">
          <draw:image xlink:href="Pictures/100082C400005476000036319743CD525DFD1C1C.svg" xlink:type="simple" xlink:show="embed" xlink:actuate="onLoad" draw:mime-type="image/svg+xml">
            <text:p/>
          </draw:image>
          <draw:image xlink:href="Pictures/10000001000003310000020CABCF36C6B21AE4BD.png" xlink:type="simple" xlink:show="embed" xlink:actuate="onLoad" draw:mime-type="image/png"/>
        </draw:frame>
        <draw:frame draw:style-name="gr1" draw:text-style-name="P1" draw:layer="layout" svg:width="9.95cm" svg:height="7.75cm" svg:x="25.25cm" svg:y="10.75cm">
          <draw:image xlink:href="Pictures/1000B4CB0000459400003632F7451CF1CBE4251E.svg" xlink:type="simple" xlink:show="embed" xlink:actuate="onLoad" draw:mime-type="image/svg+xml">
            <text:p/>
          </draw:image>
          <draw:image xlink:href="Pictures/10000001000002A10000020C2602F1DC039B489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6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09T17:31:49.707356960</meta:creation-date>
    <dc:date>2025-06-09T17:38:09.429940535</dc:date>
    <meta:editing-duration>PT6M20S</meta:editing-duration>
    <meta:editing-cycles>1</meta:editing-cycles>
    <meta:document-statistic meta:object-count="5"/>
    <meta:generator>LibreOffice/7.3.7.2$Linux_X86_64 LibreOffice_project/30$Build-2</meta:generator>
  </office:meta>
</office:document-meta>
</file>